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22pt" style:font-size-asian="22pt" style:font-size-complex="2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Arial" style:font-family-generic="swiss" style:font-pitch="variable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22pt" style:font-size-asian="22pt" style:font-size-complex="22pt"/>
    </style:style>
    <style:style style:name="T6" style:family="text">
      <style:text-properties fo:font-family="Arial" style:font-family-generic="swiss" style:font-pitch="variable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family="Arial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family="'Courier New'" style:font-family-generic="modern" style:font-pitch="fixed" fo:font-size="20pt" style:font-size-asian="20pt" style:font-size-complex="20pt"/>
    </style:style>
    <style:style style:name="T17" style:family="text">
      <style:text-properties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family="'Courier New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size="1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 <text:s/>So, lets write..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ur simple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1cm" svg:height="5.8cm" svg:x="15.4cm" svg:y="4.6cm">
          <text:p text:style-name="P2">Includes a file called stdio.h which </text:p>
          <text:p text:style-name="P2">defines some useful i/o</text:p>
          <text:p text:style-name="P2">functions</text:p>
          <draw:enhanced-geometry svg:viewBox="0 0 21600 21600" draw:text-areas="800 800 20800 20800" draw:type="round-rectangular-callout" draw:modifiers="-8362.36705754022 9089.0536114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4cm" svg:height="7.2cm" svg:x="18cm" svg:y="12.2cm">
          <text:p text:style-name="P2">This is the definition of</text:p>
          <text:p text:style-name="P2"><text:s/>a function</text:p>
          <text:p text:style-name="P2"><text:s/>called main.</text:p>
          <text:p text:style-name="P2">It is the first part of a</text:p>
          <text:p text:style-name="P2">C program to run.</text:p>
          <draw:enhanced-geometry svg:viewBox="0 0 21600 21600" draw:text-areas="800 800 20800 20800" draw:type="round-rectangular-callout" draw:modifiers="-20602.4044756577 164.977086515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1.6cm" svg:height="5.6cm" svg:x="2.6cm" svg:y="14.4cm">
          <text:p text:style-name="P2">The main() function contains a single </text:p>
          <text:p text:style-name="P2">call to a function named printf, </text:p>
          <text:p text:style-name="P2">which prints a message.</text:p>
          <draw:enhanced-geometry svg:viewBox="0 0 21600 21600" draw:text-areas="800 800 20800 20800" draw:type="round-rectangular-callout" draw:modifiers="6196.43134212568 -10882.91376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item>
                <text:p><text:span text:style-name="T1">The main() function is where execution begins</text:span></text:p>
              </text:list-item>
              <text:list-item>
                <text:p><text:span text:style-name="T1">Functions – C program is made up of </text:span><text:span text:style-name="T3">functions</text:span></text:p>
              </text:list-item>
              <text:list-item>
                <text:p><text:span text:style-name="T1">Statements – which </text:span></text:p>
                <text:list>
                  <text:list-item>
                    <text:p><text:span text:style-name="T1">Declare variables</text:span></text:p>
                  </text:list-item>
                  <text:list-item>
                    <text:p><text:span text:style-name="T1">Do calculations</text:span></text:p>
                  </text:list-item>
                  <text:list-item>
                    <text:p><text:span text:style-name="T1">Call functions</text:span></text:p>
                  </text:list-item>
                  <text:list-item>
                    <text:p><text:span text:style-name="T1">Control program flow</text:span></text:p>
                  </text:list-item>
                </text:list>
              </text:list-item>
              <text:list-item>
                <text:p><text:span text:style-name="T4">Compiler directives - #include and others</text:span></text:p>
                <text:p><text:span text:style-name="T4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Lives in the C Standard Library, along with many, many others. <text:s/>An easy way to output something to the console. <text:s/>It needs a string of characters, enclosed in double quotes.</text:span></text:p>
                <text:p><text:span text:style-name="T1">Special control characters in the string make things happen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2" draw:layer="layout" svg:width="7.6cm" svg:height="4.6cm" svg:x="17.4cm" svg:y="10.4cm">
          <text:p text:style-name="P2">Try adding the \n</text:p>
          <text:p text:style-name="P2">to see what happens</text:p>
          <draw:enhanced-geometry svg:viewBox="0 0 21600 21600" draw:text-areas="800 800 20800 20800" draw:type="round-rectangular-callout" draw:modifiers="-14623.5495329562 22153.9665290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rintf() function - 2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>We could print our message a piece at a time, building up a line as we go.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“);</text:span></text:p>
                    <text:p><text:span text:style-name="T5">printf(“World“);</text:span></text:p>
                    <text:p><text:span text:style-name="T5">printf(“!“);</text:span></text:p>
                    <text:p><text:span text:style-name="T5">printf(“\n“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unctions are the building blocks of a C program. <text:s/>They do calculations, and perform actions.</text:span></text:p>
                <text:p><text:span text:style-name="T1"/></text:p>
              </text:list-item>
              <text:list-item>
                <text:p><text:span text:style-name="T1">They are defined just like main() has been :-</text:span></text:p>
                <text:p><text:span text:style-name="T2"/></text:p>
                <text:p><text:span text:style-name="T2">myFunction() {</text:span></text:p>
                <text:list>
                  <text:list-header>
                    <text:p><text:span text:style-name="T2">doSomeThing();</text:span></text:p>
                    <text:p><text:span text:style-name="T5">computeSomeValue();</text:span></text:p>
                    <text:p><text:span text:style-name="T5">doSomeOtherThing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6">And are called by simply naming them, the way </text:span><text:span text:style-name="T7">printf</text:span><text:span text:style-name="T6">() was used before :-</text:span></text:p>
                <text:p><text:span text:style-name="T6"/></text:p>
              </text:list-item>
            </text:list>
            <text:p><text:span text:style-name="T7">myFunction();</text:span></text:p>
          </draw:text-box>
        </draw:frame>
        <draw:custom-shape draw:style-name="gr2" draw:text-style-name="P2" draw:layer="layout" svg:width="8.439cm" svg:height="6.2cm" svg:x="17.6cm" svg:y="7.2cm">
          <text:p text:style-name="P2">These 3 lines are</text:p>
          <text:p text:style-name="P2">the <text:span text:style-name="T8">body</text:span><text:span text:style-name="T9"> of the</text:span></text:p>
          <text:p text:style-name="P2"><text:span text:style-name="T9">function. <text:s/>It contains all the</text:span></text:p>
          <text:p text:style-name="P2"><text:span text:style-name="T9">statements needed.</text:span></text:p>
          <draw:enhanced-geometry svg:viewBox="0 0 21600 21600" draw:text-areas="800 800 20800 20800" draw:type="round-rectangular-callout" draw:modifiers="-14592.7962085308 16775.6168359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We could break up our message into two parts, each bit supplied by a different function. The definition of each function comes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3.6cm" svg:height="2.4cm" svg:x="12.8cm" svg:y="5cm">
          <text:p text:style-name="P2">The <text:span text:style-name="T10">definition</text:span> of firstFunction</text:p>
          <draw:enhanced-geometry svg:viewBox="0 0 21600 21600" draw:text-areas="800 800 20800 20800" draw:type="round-rectangular-callout" draw:modifiers="-7121.12344680538 34122.7821740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2.2cm" svg:height="2.6cm" svg:x="14.2cm" svg:y="12.4cm">
          <text:p text:style-name="P2">FirstFunction is <text:span text:style-name="T10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bles and simple data typ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 </text:span><text:span text:style-name="T3">variable</text:span><text:span text:style-name="T1">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which cannot be changed. <text:s/>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integer (</text:span><text:span text:style-name="T2">int</text:span><text:span text:style-name="T1">) </text:span></text:p>
                  </text:list-item>
                  <text:list-item>
                    <text:p><text:span text:style-name="T1">floating-point ones, also called </text:span><text:span text:style-name="T3">real</text:span><text:span text:style-name="T1"> </text:span><text:span text:style-name="T3">numbers</text:span><text:span text:style-name="T1"> - <text:s/>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 = 22;</text:span></text:p>
                <text:p><text:span text:style-name="T2">float aFloatingPointNumber = 1.2;</text:span></text:p>
                <text:p><text:span text:style-name="T2">double aBiggerFloatingPointNumber = 1.5442738569936253547457;</text:span></text:p>
                <text:p><text:span text:style-name="T2">char aCharacter = 'a';</text:span></text:p>
                <text:p><text:span text:style-name="T2"/></text:p>
              </text:list-item>
              <text:list-item>
                <text:p><text:span text:style-name="T1">There are other kinds of variables, these are the simple kinds</text:span></text:p>
              </text:list-item>
            </text:list>
          </draw:text-box>
        </draw:frame>
        <draw:custom-shape draw:style-name="gr2" draw:text-style-name="P2" draw:layer="layout" svg:width="8.2cm" svg:height="6.6cm" svg:x="19cm" svg:y="6.2cm">
          <text:p text:style-name="P2">A <text:span text:style-name="T11">double</text:span> can hold bigger</text:p>
          <text:p text:style-name="P2">values and has more</text:p>
          <text:p text:style-name="P2">digits of precision than a </text:p>
          <text:p text:style-name="P2"><text:span text:style-name="T11">float</text:span>.</text:p>
          <text:p text:style-name="P2"/>
          <text:p text:style-name="P2"><text:span text:style-name="T11">float</text:span> isn't used much</text:p>
          <draw:enhanced-geometry svg:viewBox="0 0 21600 21600" draw:text-areas="800 800 20800 20800" draw:type="round-rectangular-callout" draw:modifiers="-11372.8569686624 23196.8489622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 to types</text:p>
          </draw:text-box>
        </draw:frame>
        <draw:frame presentation:style-name="pr2" draw:text-style-name="P5" draw:layer="layout" svg:width="24.639cm" svg:height="12.178cm" svg:x="1.4cm" svg:y="4.914cm" presentation:class="outline">
          <draw:text-box>
            <text:list text:style-name="L2">
              <text:list-item>
                <text:p text:style-name="P4"><text:span text:style-name="T6">Type in C means exactly what it does in English, it is the </text:span><text:span text:style-name="T12">kind</text:span><text:span text:style-name="T6"> of the variable. </text:span></text:p>
              </text:list-item>
              <text:list-item>
                <text:p text:style-name="P4"><text:span text:style-name="T6">We've met several so far – integer, float, double, char and string.</text:span></text:p>
              </text:list-item>
              <text:list-item>
                <text:p text:style-name="P4"><text:span text:style-name="T6">Using the right type in the right place is important in programming, it helps avoid mistakes. <text:s/>Example – printf(2).</text:span></text:p>
              </text:list-item>
              <text:list-item>
                <text:p text:style-name="P4"><text:span text:style-name="T6">Some languages strictly enforce types, so you can't use a character where an integer is expected.</text:span></text:p>
              </text:list-item>
              <text:list-item>
                <text:p text:style-name="P4"><text:span text:style-name="T6">Converting between types can be strictly controlled too – wh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5.4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6">We declare a variable by giving its type and its name:-</text:span></text:p>
                <text:p><text:span text:style-name="T2">int anInteger;</text:span></text:p>
                <text:p><text:span text:style-name="T2"/></text:p>
              </text:list-item>
              <text:list-item>
                <text:p><text:span text:style-name="T4">We can put several of the same type on one line :-</text:span></text:p>
                <text:p><text:span text:style-name="T2">int firstInt, secondInt, thirdInt;</text:span></text:p>
                <text:p><text:span text:style-name="T1"/></text:p>
              </text:list-item>
              <text:list-item>
                <text:p><text:span text:style-name="T1">Names of variables, and function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3">reserved word</text:span></text:p>
                  </text:list-item>
                  <text:list-item>
                    <text:p><text:span text:style-name="T13">Are Case Sensitive: </text:span><text:span text:style-name="T14">Sum, SUM and sUm</text:span><text:span text:style-name="T13"> are all different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5.6cm" svg:height="14.778cm" svg:x="1.2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16">auto</text:span><text:span text:style-name="T16"><text:tab/></text:span><text:span text:style-name="T16">break</text:span><text:span text:style-name="T16"><text:tab/></text:span><text:span text:style-name="T16">case</text:span><text:span text:style-name="T16"><text:tab/></text:span><text:span text:style-name="T16">char</text:span><text:span text:style-name="T16"><text:tab/></text:span><text:span text:style-name="T16">const</text:span><text:span text:style-name="T16"><text:tab/></text:span><text:span text:style-name="T16">continue</text:span><text:span text:style-name="T16"><text:tab/></text:span><text:span text:style-name="T16">default</text:span><text:span text:style-name="T16"><text:tab/></text:span><text:span text:style-name="T16">do</text:span></text:p>
                <text:p><text:span text:style-name="T16">double</text:span><text:span text:style-name="T16"><text:tab/></text:span><text:span text:style-name="T16">else</text:span><text:span text:style-name="T16"><text:tab/></text:span><text:span text:style-name="T16">enum extern</text:span><text:span text:style-name="T16"><text:tab/></text:span><text:span text:style-name="T16">float</text:span><text:span text:style-name="T16"><text:tab/></text:span><text:span text:style-name="T16">for</text:span><text:span text:style-name="T16"><text:tab/></text:span><text:span text:style-name="T16">goto</text:span><text:span text:style-name="T16"><text:tab/></text:span><text:span text:style-name="T16">if</text:span><text:span text:style-name="T16"><text:tab/></text:span><text:span text:style-name="T16">int</text:span></text:p>
                <text:p><text:span text:style-name="T16">long</text:span><text:span text:style-name="T16"><text:tab/></text:span><text:span text:style-name="T16">register</text:span><text:span text:style-name="T16"><text:tab/></text:span><text:span text:style-name="T16">return</text:span><text:span text:style-name="T16"><text:tab/></text:span><text:span text:style-name="T16">short</text:span><text:span text:style-name="T16"><text:tab/></text:span><text:span text:style-name="T16">signed</text:span></text:p>
                <text:p><text:span text:style-name="T16">sizeof</text:span><text:span text:style-name="T16"><text:tab/></text:span><text:span text:style-name="T16">static</text:span><text:span text:style-name="T16"><text:tab/></text:span><text:span text:style-name="T16">struct</text:span><text:span text:style-name="T16"><text:tab/></text:span><text:span text:style-name="T16">switch</text:span><text:span text:style-name="T16"><text:tab/></text:span><text:span text:style-name="T16">typedef</text:span><text:span text:style-name="T16"><text:tab/></text:span><text:span text:style-name="T16">union</text:span></text:p>
                <text:p><text:span text:style-name="T16">unsigned</text:span><text:span text:style-name="T16"><text:tab/></text:span><text:span text:style-name="T16">void</text:span><text:span text:style-name="T16"><text:tab/></text:span><text:span text:style-name="T16">volatile</text:span><text:span text:style-name="T16"><text:tab/></text:span><text:span text:style-name="T16">while</text:span></text:p>
                <text:p><text:span text:style-name="T16"/></text:p>
              </text:list-item>
              <text:list-item>
                <text:p><text:span text:style-name="T1">C is <text:s/>not a very big language</text:span></text:p>
                <text:p><text:span text:style-name="T16"/></text:p>
              </text:list-item>
              <text:list-item>
                <text:p><text:span text:style-name="T1">You can't use these reserved words for variable or function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ming variables and function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3">Names of functions and variables should be </text:span><text:span text:style-name="T17">informative – </text:span><text:span text:style-name="T15">so anyone</text:span><text:span text:style-name="T17"> </text:span><text:span text:style-name="T15">can see what they're for at a glance</text:span></text:p>
              </text:list-item>
              <text:list-item>
                <text:p><text:span text:style-name="T15">Temporary variables and loop counters can be short, as they're only used in small sections of code. <text:s/></text:span><text:span text:style-name="T18">i, j, k</text:span><text:span text:style-name="T15"> are favourites for loops</text:span></text:p>
                <text:p><text:span text:style-name="T15"/></text:p>
              </text:list-item>
              <text:list-item>
                <text:p><text:span text:style-name="T15">So :</text:span></text:p>
              </text:list-item>
              <text:list-item>
                <text:p><text:span text:style-name="T18">int numberOfApples, errorCount, distanceToTarget;</text:span></text:p>
              </text:list-item>
              <text:list-item>
                <text:p><text:span text:style-name="T18">performSomeUsefulAction() { … }</text:span></text:p>
              </text:list-item>
              <text:list-item>
                <text:p><text:span text:style-name="T18">testForSomeCondition()</text:span></text:p>
                <text:p><text:span text:style-name="T15"/></text:p>
              </text:list-item>
              <text:list-item>
                <text:p><text:span text:style-name="T15">These are in Camel Case – notice the hu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2" draw:layer="layout" svg:width="11.039cm" svg:height="2.857cm" svg:x="15cm" svg:y="4.343cm">
          <text:p text:style-name="P2">This is a <text:span text:style-name="T8">declaration</text:span></text:p>
          <text:p text:style-name="P2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8cm" svg:height="4cm" svg:x="15.8cm" svg:y="12.6cm">
          <text:p text:style-name="P2">This is an <text:span text:style-name="T8">assignment</text:span></text:p>
          <text:p text:style-name="P2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/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7" draw:layer="layout" svg:width="11cm" svg:height="7.2cm" svg:x="15.752cm" svg:y="4.953cm">
          <text:p text:style-name="P6"><text:span text:style-name="T19">The %d in the </text:span><text:span text:style-name="T20">format string </text:span><text:span text:style-name="T21">gets</text:span></text:p>
          <text:p text:style-name="P6"><text:span text:style-name="T21"><text:s/></text:span><text:span text:style-name="T21">replaced by the actual value of the</text:span></text:p>
          <text:p text:style-name="P6"><text:span text:style-name="T21">variable given as an </text:span><text:span text:style-name="T20">argument.</text:span></text:p>
          <text:p text:style-name="P2"><text:span text:style-name="T21"/></text:p>
          <text:p text:style-name="P2"><text:span text:style-name="T21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13.6cm" svg:height="6cm" svg:x="13cm" svg:y="6.2cm">
          <text:p text:style-name="P2">4/3 = 1.3333</text:p>
          <text:p text:style-name="P2">Integer maths <text:span text:style-name="T22">rounds</text:span></text:p>
          <text:p text:style-name="P2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1">To be useful, we need to pass data into a function, and get results back from it. <text:s/>These are a functions </text:span><text:span text:style-name="T3">arguments</text:span><text:span text:style-name="T13"> and </text:span><text:span text:style-name="T3">return type</text:span><text:span text:style-name="T13">. <text:s/>Together they determine its </text:span><text:span text:style-name="T3">signature</text:span><text:span text:style-name="T13">.</text:span></text:p>
                <text:p><text:span text:style-name="T13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answer;</text:span></text:p>
                    <text:p><text:span text:style-name="T2">answer = firstInt + secondInt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7.4cm" svg:height="5.2cm" svg:x="19.8cm" svg:y="8.8cm">
          <text:p text:style-name="P2">Here, <text:span text:style-name="T11">answer</text:span> is</text:p>
          <text:p text:style-name="P2">being used as a </text:p>
          <text:p text:style-name="P2"><text:span text:style-name="T8">temporary</text:span></text:p>
          <text:p text:style-name="P2"><text:span text:style-name="T8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f a calculation was long or complex, we might want to break it down into stages:</text:span></text:p>
                <text:list>
                  <text:list-item>
                    <text:p><text:span text:style-name="T13">In order to make a function more readable</text:span></text:p>
                  </text:list-item>
                  <text:list-item>
                    <text:p><text:span text:style-name="T13">Or to check whether errors had occurred at each stage</text:span></text:p>
                  </text:list-item>
                </text:list>
                <text:p><text:span text:style-name="T2"/></text:p>
                <text:p><text:span text:style-name="T2">int someComplexFunction(int firstArg, int secondArg) {</text:span></text:p>
                <text:list>
                  <text:list-header>
                    <text:p><text:span text:style-name="T2">int tempAnswer;</text:span></text:p>
                    <text:p><text:span text:style-name="T2">tempAnswer = longAndComplexPart(firstInt);</text:span></text:p>
                    <text:p><text:span text:style-name="T2">tempAnswer = anotherLongAndComplexPart(tempAnswer, secondInt);</text:span></text:p>
                    <text:p><text:span text:style-name="T2">tempAnswer = finalLongAndComplexPart(tempAnswer, secondInt);</text:span></text:p>
                    <text:p><text:span text:style-name="T2">return tempAnswer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Note that we are re-using </text:span><text:span text:style-name="T2">tempAnswer</text:span><text:span text:style-name="T1"> several times. <text:s/>We could have used several temp variables to keep the intermediate results.</text:span></text:p>
              </text:list-item>
              <text:list-item>
                <text:p><text:span text:style-name="T1">We will come to testing for errors in a while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13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23">same name</text:span><text:span text:style-name="T1">, that has a </text:span><text:span text:style-name="T3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3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13">The compiler selects the function that is needed, based on the types of the arguments</text:span></text:p>
              </text:list-item>
              <text:list-item>
                <text:p><text:span text:style-name="T13">So if we said :</text:span></text:p>
              </text:list-item>
            </text:list>
            <text:p><text:span text:style-name="T14">double a = 2.2;</text:span></text:p>
            <text:p><text:span text:style-name="T14">double b = -1.3;</text:span></text:p>
            <text:p><text:span text:style-name="T14">double answer =addTwoNumbers(a, b);</text:span></text:p>
            <text:list text:continue-numbering="true" text:style-name="L2">
              <text:list-item>
                <text:p><text:span text:style-name="T13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mework 1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3T09:09:00</meta:creation-date>
    <dc:date>2015-12-15T22:14:48</dc:date>
    <dc:creator>Mark Woodrow</dc:creator>
    <meta:editing-duration>PT11H52M51S</meta:editing-duration>
    <meta:editing-cycles>15</meta:editing-cycles>
    <meta:generator>LibreOffice/3.5$Linux_x86 LibreOffice_project/350m1$Build-2</meta:generator>
    <meta:document-statistic meta:object-count="130"/>
  </office:meta>
</office:document-meta>
</file>